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YOPLAC TORREJON, JOSU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ACHAPOY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YOPLAC TORREJON, JOSU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GALLINA BB NEGR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H BUSS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42:1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